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 text:style-name="P8"><text:span text:style-name="T30">ContentProvider permission (applied to &lt;provider&gt;)</text:span></text:p>
                    <text:list>
                      <text:list-item>
                        <text:p text:style-name="P8"><text:span text:style-name="T30">Restrict who can access the data in a content provider.</text:span></text:p>
                      </text:list-item>
                      <text:list-item>
                        <text:p text:style-name="P8"><text:span text:style-name="T30">You can define two type of permissions</text:span></text:p>
                        <text:list>
                          <text:list-item>
                            <text:p text:style-name="P8"><text:span text:style-name="T30">android:readPermission restricts who can read from the provider</text:span></text:p>
                          </text:list-item>
                          <text:list-item>
                            <text:p text:style-name="P8"><text:span text:style-name="T30">android:writePermission restricts who can write to the provider</text:span></text:p>
                          </text:list-item>
                          <text:list-item>
                            <text:p text:style-name="P8"><text:span text:style-name="T30">If a provider is protected with both read and write permission, in case you have only write permission, you still won't read from provider.</text:span></text:p>
                          </text:list-item>
                        </text:list>
                      </text:list-item>
                      <text:list-item>
                        <text:p text:style-name="P8"><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 text:style-name="P8"><text:span text:style-name="T30">URI permissions (advanced topic)</text:span></text:p>
                        <text:list>
                          <text:list-item>
                            <text:p text:style-name="P8"><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 text:style-name="P8"><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39H08M57S</meta:editing-duration>
    <meta:editing-cycles>173</meta:editing-cycles>
    <meta:generator>OpenOffice.org/3.2$Win32 OpenOffice.org_project/320m18$Build-9502</meta:generator>
    <dc:date>2011-02-04T21:08:46.29</dc:date>
    <meta:document-statistic meta:object-count="290"/>
  </office:meta>
</office:document-meta>
</file>